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573cm" fo:min-width="2.477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71cm" fo:min-width="0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1cm" fo:min-width="0.42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25cm" fo:min-width="1.477cm" draw:shadow-opacity="0%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2.977cm" svg:height="2.823cm" svg:x="2.4cm" svg:y="1.17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3.144cm" svg:y1="1.921cm" svg:x2="3.144cm" svg:y2="3.294cm">
                <text:p/>
              </draw:line>
              <draw:line draw:style-name="gr2" draw:text-style-name="P2" draw:layer="layout" svg:x1="3.909cm" svg:y1="1.902cm" svg:x2="3.144cm" svg:y2="2.264cm">
                <text:p/>
              </draw:line>
              <draw:line draw:style-name="gr3" draw:text-style-name="P2" draw:layer="layout" svg:x1="3.909cm" svg:y1="3.305cm" svg:x2="3.144cm" svg:y2="2.943cm">
                <text:p/>
              </draw:line>
              <draw:line draw:style-name="gr2" draw:text-style-name="P2" draw:layer="layout" svg:x1="3.888cm" svg:y1="1.216cm" svg:x2="3.888cm" svg:y2="1.903cm">
                <text:p/>
              </draw:line>
              <draw:line draw:style-name="gr2" draw:text-style-name="P2" draw:layer="layout" svg:x1="3.888cm" svg:y1="3.296cm" svg:x2="3.888cm" svg:y2="3.983cm">
                <text:p/>
              </draw:line>
              <draw:line draw:style-name="gr2" draw:text-style-name="P2" draw:layer="layout" svg:x1="2.4cm" svg:y1="2.624cm" svg:x2="3.123cm" svg:y2="2.624cm">
                <text:p/>
              </draw:line>
            </draw:g>
          </draw:g>
        </draw:g>
        <draw:custom-shape draw:style-name="gr4" draw:text-style-name="P3" xml:id="id1" draw:id="id1" draw:layer="layout" svg:width="1.4cm" svg:height="1.443cm" svg:x="0.1cm" svg:y="4.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1.3cm" svg:height="1.343cm" svg:x="6.7cm" svg:y="5.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6" draw:text-style-name="P2" draw:layer="layout" svg:x1="2.354cm" svg:y1="1.9cm" svg:x2="2.111cm" svg:y2="1.779cm">
            <text:p/>
          </draw:line>
          <draw:line draw:style-name="gr6" draw:text-style-name="P2" draw:layer="layout" svg:x1="2.588cm" svg:y1="1.517cm" svg:x2="2.111cm" svg:y2="1.781cm">
            <text:p/>
          </draw:line>
          <draw:line draw:style-name="gr6" draw:text-style-name="P2" draw:layer="layout" svg:x1="2.598cm" svg:y1="1.008cm" svg:x2="2.103cm" svg:y2="0.753cm">
            <text:p/>
          </draw:line>
          <draw:line draw:style-name="gr6" draw:text-style-name="P2" draw:layer="layout" svg:x1="2.6cm" svg:y1="1.53cm" svg:x2="2.105cm" svg:y2="1.275cm">
            <text:p/>
          </draw:line>
          <draw:line draw:style-name="gr6" draw:text-style-name="P2" draw:layer="layout" svg:x1="2.594cm" svg:y1="0.997cm" svg:x2="2.117cm" svg:y2="1.261cm">
            <text:p/>
          </draw:line>
          <draw:line draw:style-name="gr6" draw:text-style-name="P2" draw:layer="layout" svg:x1="2.577cm" svg:y1="0.482cm" svg:x2="2.1cm" svg:y2="0.746cm">
            <text:p/>
          </draw:line>
          <draw:line draw:style-name="gr6" draw:text-style-name="P2" draw:layer="layout" svg:x1="2.553cm" svg:y1="0.487cm" svg:x2="2.31cm" svg:y2="0.366cm">
            <text:p/>
          </draw:line>
        </draw:g>
        <draw:g xml:id="id9" draw:id="id9">
          <draw:line draw:style-name="gr6" draw:text-style-name="P2" draw:layer="layout" svg:x1="5.495cm" svg:y1="6.6cm" svg:x2="5.787cm" svg:y2="6.479cm">
            <text:p/>
          </draw:line>
          <draw:line draw:style-name="gr6" draw:text-style-name="P2" draw:layer="layout" svg:x1="5.214cm" svg:y1="6.217cm" svg:x2="5.787cm" svg:y2="6.481cm">
            <text:p/>
          </draw:line>
          <draw:line draw:style-name="gr6" draw:text-style-name="P2" draw:layer="layout" svg:x1="5.202cm" svg:y1="5.708cm" svg:x2="5.796cm" svg:y2="5.453cm">
            <text:p/>
          </draw:line>
          <draw:line draw:style-name="gr6" draw:text-style-name="P2" draw:layer="layout" svg:x1="5.2cm" svg:y1="6.23cm" svg:x2="5.794cm" svg:y2="5.975cm">
            <text:p/>
          </draw:line>
          <draw:line draw:style-name="gr6" draw:text-style-name="P2" draw:layer="layout" svg:x1="5.206cm" svg:y1="5.697cm" svg:x2="5.779cm" svg:y2="5.961cm">
            <text:p/>
          </draw:line>
          <draw:line draw:style-name="gr6" draw:text-style-name="P2" draw:layer="layout" svg:x1="5.227cm" svg:y1="5.182cm" svg:x2="5.8cm" svg:y2="5.446cm">
            <text:p/>
          </draw:line>
          <draw:line draw:style-name="gr6" draw:text-style-name="P2" draw:layer="layout" svg:x1="5.256cm" svg:y1="5.187cm" svg:x2="5.548cm" svg:y2="5.066cm">
            <text:p/>
          </draw:line>
        </draw:g>
        <draw:g xml:id="id6" draw:id="id6">
          <draw:line draw:style-name="gr6" draw:text-style-name="P2" draw:layer="layout" svg:x1="2.354cm" svg:y1="7.5cm" svg:x2="2.111cm" svg:y2="7.379cm">
            <text:p/>
          </draw:line>
          <draw:line draw:style-name="gr6" draw:text-style-name="P2" draw:layer="layout" svg:x1="2.588cm" svg:y1="7.117cm" svg:x2="2.111cm" svg:y2="7.381cm">
            <text:p/>
          </draw:line>
          <draw:line draw:style-name="gr6" draw:text-style-name="P2" draw:layer="layout" svg:x1="2.598cm" svg:y1="6.608cm" svg:x2="2.103cm" svg:y2="6.353cm">
            <text:p/>
          </draw:line>
          <draw:line draw:style-name="gr6" draw:text-style-name="P2" draw:layer="layout" svg:x1="2.6cm" svg:y1="7.13cm" svg:x2="2.105cm" svg:y2="6.875cm">
            <text:p/>
          </draw:line>
          <draw:line draw:style-name="gr6" draw:text-style-name="P2" draw:layer="layout" svg:x1="2.594cm" svg:y1="6.597cm" svg:x2="2.117cm" svg:y2="6.861cm">
            <text:p/>
          </draw:line>
          <draw:line draw:style-name="gr6" draw:text-style-name="P2" draw:layer="layout" svg:x1="2.577cm" svg:y1="6.082cm" svg:x2="2.1cm" svg:y2="6.346cm">
            <text:p/>
          </draw:line>
          <draw:line draw:style-name="gr6" draw:text-style-name="P2" draw:layer="layout" svg:x1="2.553cm" svg:y1="6.087cm" svg:x2="2.31cm" svg:y2="5.966cm">
            <text:p/>
          </draw:line>
        </draw:g>
        <draw:g xml:id="id2" draw:id="id2">
          <draw:line draw:style-name="gr6" draw:text-style-name="P2" draw:layer="layout" svg:x1="0.754cm" svg:y1="3.9cm" svg:x2="0.511cm" svg:y2="3.805cm">
            <text:p/>
          </draw:line>
          <draw:line draw:style-name="gr6" draw:text-style-name="P2" draw:layer="layout" svg:x1="0.988cm" svg:y1="3.6cm" svg:x2="0.511cm" svg:y2="3.807cm">
            <text:p/>
          </draw:line>
          <draw:line draw:style-name="gr6" draw:text-style-name="P2" draw:layer="layout" svg:x1="0.998cm" svg:y1="3.202cm" svg:x2="0.503cm" svg:y2="3.003cm">
            <text:p/>
          </draw:line>
          <draw:line draw:style-name="gr6" draw:text-style-name="P2" draw:layer="layout" svg:x1="1cm" svg:y1="3.61cm" svg:x2="0.505cm" svg:y2="3.411cm">
            <text:p/>
          </draw:line>
          <draw:line draw:style-name="gr6" draw:text-style-name="P2" draw:layer="layout" svg:x1="0.994cm" svg:y1="3.194cm" svg:x2="0.517cm" svg:y2="3.401cm">
            <text:p/>
          </draw:line>
          <draw:line draw:style-name="gr6" draw:text-style-name="P2" draw:layer="layout" svg:x1="0.977cm" svg:y1="2.791cm" svg:x2="0.5cm" svg:y2="2.998cm">
            <text:p/>
          </draw:line>
          <draw:line draw:style-name="gr6" draw:text-style-name="P2" draw:layer="layout" svg:x1="0.953cm" svg:y1="2.795cm" svg:x2="0.71cm" svg:y2="2.7cm">
            <text:p/>
          </draw:line>
        </draw:g>
        <draw:g xml:id="id13" draw:id="id13">
          <draw:line draw:style-name="gr6" draw:text-style-name="P2" draw:layer="layout" svg:x1="10.405cm" svg:y1="2.834cm" svg:x2="10.113cm" svg:y2="2.713cm">
            <text:p/>
          </draw:line>
          <draw:line draw:style-name="gr6" draw:text-style-name="P2" draw:layer="layout" svg:x1="10.686cm" svg:y1="2.451cm" svg:x2="10.113cm" svg:y2="2.715cm">
            <text:p/>
          </draw:line>
          <draw:line draw:style-name="gr6" draw:text-style-name="P2" draw:layer="layout" svg:x1="10.697cm" svg:y1="1.942cm" svg:x2="10.103cm" svg:y2="1.687cm">
            <text:p/>
          </draw:line>
          <draw:line draw:style-name="gr6" draw:text-style-name="P2" draw:layer="layout" svg:x1="10.7cm" svg:y1="2.464cm" svg:x2="10.106cm" svg:y2="2.209cm">
            <text:p/>
          </draw:line>
          <draw:line draw:style-name="gr6" draw:text-style-name="P2" draw:layer="layout" svg:x1="10.694cm" svg:y1="1.931cm" svg:x2="10.121cm" svg:y2="2.195cm">
            <text:p/>
          </draw:line>
          <draw:line draw:style-name="gr6" draw:text-style-name="P2" draw:layer="layout" svg:x1="10.673cm" svg:y1="1.416cm" svg:x2="10.1cm" svg:y2="1.68cm">
            <text:p/>
          </draw:line>
          <draw:line draw:style-name="gr6" draw:text-style-name="P2" draw:layer="layout" svg:x1="10.644cm" svg:y1="1.421cm" svg:x2="10.352cm" svg:y2="1.3cm">
            <text:p/>
          </draw:line>
        </draw:g>
        <draw:g xml:id="id7" draw:id="id7">
          <draw:line draw:style-name="gr6" draw:text-style-name="P2" draw:layer="layout" svg:x1="4cm" svg:y1="5.637cm" svg:x2="5cm" svg:y2="5.637cm">
            <text:p/>
          </draw:line>
          <draw:line draw:style-name="gr6" draw:text-style-name="P2" draw:layer="layout" svg:x1="4cm" svg:y1="5.637cm" svg:x2="5cm" svg:y2="5.637cm">
            <text:p/>
          </draw:line>
          <draw:line draw:style-name="gr6" draw:text-style-name="P2" draw:layer="layout" svg:x1="4cm" svg:y1="6.037cm" svg:x2="5cm" svg:y2="6.037cm">
            <text:p/>
          </draw:line>
          <draw:line draw:style-name="gr6" draw:text-style-name="P2" draw:layer="layout" svg:x1="4.493cm" svg:y1="6.579cm" svg:x2="4.501cm" svg:y2="6.034cm">
            <text:p/>
          </draw:line>
          <draw:line draw:style-name="gr6" draw:text-style-name="P2" draw:layer="layout" svg:x1="4.493cm" svg:y1="5.645cm" svg:x2="4.501cm" svg:y2="5.1cm">
            <text:p/>
          </draw:line>
        </draw:g>
        <draw:g xml:id="id3" draw:id="id3">
          <draw:line draw:style-name="gr6" draw:text-style-name="P2" draw:layer="layout" svg:x1="1.555cm" svg:y1="3.3cm" svg:x2="1.555cm" svg:y2="1.9cm">
            <text:p/>
          </draw:line>
          <draw:line draw:style-name="gr6" draw:text-style-name="P2" draw:layer="layout" svg:x1="1.555cm" svg:y1="3.3cm" svg:x2="1.555cm" svg:y2="1.9cm">
            <text:p/>
          </draw:line>
          <draw:line draw:style-name="gr6" draw:text-style-name="P2" draw:layer="layout" svg:x1="1.872cm" svg:y1="3.3cm" svg:x2="1.872cm" svg:y2="1.9cm">
            <text:p/>
          </draw:line>
          <draw:line draw:style-name="gr6" draw:text-style-name="P2" draw:layer="layout" svg:x1="2.3cm" svg:y1="2.61cm" svg:x2="1.87cm" svg:y2="2.599cm">
            <text:p/>
          </draw:line>
          <draw:line draw:style-name="gr6" draw:text-style-name="P2" draw:layer="layout" svg:x1="1.562cm" svg:y1="2.61cm" svg:x2="1.132cm" svg:y2="2.599cm">
            <text:p/>
          </draw:line>
        </draw:g>
        <draw:connector draw:style-name="gr7" draw:text-style-name="P3" draw:layer="layout" svg:x1="0.8cm" svg:y1="4.4cm" svg:x2="0.75cm" svg:y2="3.9cm" draw:start-shape="id1" draw:start-glue-point="4" draw:end-shape="id2" draw:end-glue-point="2" svg:d="M800 4400v-226h-50v-274" svg:viewBox="0 0 51 501">
          <text:p/>
        </draw:connector>
        <draw:connector draw:style-name="gr7" draw:text-style-name="P3" draw:layer="layout" svg:x1="1.132cm" svg:y1="2.6cm" svg:x2="0.75cm" svg:y2="2.7cm" draw:start-shape="id3" draw:start-glue-point="3" draw:end-shape="id2" draw:end-glue-point="0" svg:d="M1132 2600h-382v100" svg:viewBox="0 0 383 101">
          <text:p/>
        </draw:connector>
        <draw:custom-shape draw:style-name="gr8" draw:text-style-name="P3" xml:id="id5" draw:id="id5" draw:layer="layout" svg:width="0.348cm" svg:height="0.35cm" svg:x="2.2cm" svg:y="2.4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3" draw:layer="layout" svg:x1="2.35cm" svg:y1="1.9cm" svg:x2="2.374cm" svg:y2="2.45cm" draw:start-shape="id4" draw:start-glue-point="2" draw:end-shape="id5" draw:end-glue-point="4" svg:d="M2350 1900v300h24v250" svg:viewBox="0 0 25 551">
          <text:p/>
        </draw:connector>
        <draw:connector draw:style-name="gr7" draw:text-style-name="P3" draw:layer="layout" svg:x1="2.35cm" svg:y1="5.966cm" svg:x2="2.374cm" svg:y2="2.8cm" draw:start-shape="id6" draw:start-glue-point="0" draw:end-shape="id5" draw:end-glue-point="8" svg:d="M2350 5966v-1607h24v-1559" svg:viewBox="0 0 25 3167">
          <text:p/>
        </draw:connector>
        <draw:connector draw:style-name="gr7" draw:text-style-name="P3" draw:layer="layout" draw:line-skew="-0.543cm" svg:x1="4.5cm" svg:y1="5.1cm" svg:x2="3.888cm" svg:y2="4cm" draw:start-shape="id7" draw:start-glue-point="0" draw:end-shape="id8" draw:end-glue-point="2" svg:d="M4500 5100v-1100h-612" svg:viewBox="0 0 613 1101">
          <text:p/>
        </draw:connector>
        <draw:connector draw:style-name="gr7" draw:text-style-name="P3" draw:layer="layout" draw:line-skew="-0.526cm" svg:x1="3.888cm" svg:y1="4cm" svg:x2="5.5cm" svg:y2="5.066cm" draw:start-shape="id8" draw:start-glue-point="2" draw:end-shape="id9" draw:end-glue-point="0" svg:d="M3888 4000h1612v1066" svg:viewBox="0 0 1613 1067">
          <text:p/>
        </draw:connector>
        <draw:g xml:id="id10" draw:id="id10">
          <draw:custom-shape draw:style-name="gr9" draw:text-style-name="P1" draw:layer="layout" svg:width="1.977cm" svg:height="2.5cm" svg:x="8.423cm" svg:y="4.3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8.917cm" svg:y1="6.16cm" svg:x2="8.917cm" svg:y2="4.944cm">
                <text:p/>
              </draw:line>
              <draw:line draw:style-name="gr2" draw:text-style-name="P2" draw:layer="layout" svg:x1="9.425cm" svg:y1="6.177cm" svg:x2="8.917cm" svg:y2="5.856cm">
                <text:p/>
              </draw:line>
              <draw:line draw:style-name="gr3" draw:text-style-name="P2" draw:layer="layout" svg:x1="8.922cm" svg:y1="5.248cm" svg:x2="9.43cm" svg:y2="4.927cm">
                <text:p/>
              </draw:line>
              <draw:line draw:style-name="gr2" draw:text-style-name="P2" draw:layer="layout" svg:x1="9.411cm" svg:y1="6.784cm" svg:x2="9.411cm" svg:y2="6.176cm">
                <text:p/>
              </draw:line>
              <draw:line draw:style-name="gr2" draw:text-style-name="P2" draw:layer="layout" svg:x1="9.411cm" svg:y1="4.942cm" svg:x2="9.411cm" svg:y2="4.334cm">
                <text:p/>
              </draw:line>
              <draw:line draw:style-name="gr2" draw:text-style-name="P2" draw:layer="layout" svg:x1="8.423cm" svg:y1="5.537cm" svg:x2="8.903cm" svg:y2="5.537cm">
                <text:p/>
              </draw:line>
            </draw:g>
          </draw:g>
        </draw:g>
        <draw:connector draw:style-name="gr7" draw:text-style-name="P3" draw:layer="layout" draw:line-skew="0cm 1.337cm" svg:x1="3.888cm" svg:y1="1.177cm" svg:x2="8.423cm" svg:y2="5.55cm" draw:start-shape="id8" draw:start-glue-point="0" draw:end-shape="id10" draw:end-glue-point="3" svg:d="M3888 1177v-513h4323v4886h212" svg:viewBox="0 0 4536 4887">
          <text:p/>
        </draw:connector>
        <draw:g xml:id="id12" draw:id="id12">
          <draw:line draw:style-name="gr6" draw:text-style-name="P2" draw:layer="layout" svg:x1="9.879cm" svg:y1="4.799cm" svg:x2="10.879cm" svg:y2="4.799cm">
            <text:p/>
          </draw:line>
          <draw:line draw:style-name="gr6" draw:text-style-name="P2" draw:layer="layout" svg:x1="9.879cm" svg:y1="4.799cm" svg:x2="10.879cm" svg:y2="4.799cm">
            <text:p/>
          </draw:line>
          <draw:line draw:style-name="gr6" draw:text-style-name="P2" draw:layer="layout" svg:x1="9.879cm" svg:y1="5.097cm" svg:x2="10.879cm" svg:y2="5.097cm">
            <text:p/>
          </draw:line>
          <draw:line draw:style-name="gr6" draw:text-style-name="P2" draw:layer="layout" svg:x1="10.372cm" svg:y1="5.5cm" svg:x2="10.38cm" svg:y2="5.095cm">
            <text:p/>
          </draw:line>
          <draw:line draw:style-name="gr6" draw:text-style-name="P2" draw:layer="layout" svg:x1="10.372cm" svg:y1="4.805cm" svg:x2="10.38cm" svg:y2="4.4cm">
            <text:p/>
          </draw:line>
        </draw:g>
        <draw:g xml:id="id11" draw:id="id11">
          <draw:line draw:style-name="gr6" draw:text-style-name="P2" draw:layer="layout" svg:x1="10.354cm" svg:y1="7.7cm" svg:x2="10.111cm" svg:y2="7.579cm">
            <text:p/>
          </draw:line>
          <draw:line draw:style-name="gr6" draw:text-style-name="P2" draw:layer="layout" svg:x1="10.588cm" svg:y1="7.317cm" svg:x2="10.111cm" svg:y2="7.581cm">
            <text:p/>
          </draw:line>
          <draw:line draw:style-name="gr6" draw:text-style-name="P2" draw:layer="layout" svg:x1="10.598cm" svg:y1="6.808cm" svg:x2="10.103cm" svg:y2="6.553cm">
            <text:p/>
          </draw:line>
          <draw:line draw:style-name="gr6" draw:text-style-name="P2" draw:layer="layout" svg:x1="10.6cm" svg:y1="7.33cm" svg:x2="10.105cm" svg:y2="7.075cm">
            <text:p/>
          </draw:line>
          <draw:line draw:style-name="gr6" draw:text-style-name="P2" draw:layer="layout" svg:x1="10.594cm" svg:y1="6.797cm" svg:x2="10.117cm" svg:y2="7.061cm">
            <text:p/>
          </draw:line>
          <draw:line draw:style-name="gr6" draw:text-style-name="P2" draw:layer="layout" svg:x1="10.577cm" svg:y1="6.282cm" svg:x2="10.1cm" svg:y2="6.546cm">
            <text:p/>
          </draw:line>
          <draw:line draw:style-name="gr6" draw:text-style-name="P2" draw:layer="layout" svg:x1="10.553cm" svg:y1="6.287cm" svg:x2="10.31cm" svg:y2="6.166cm">
            <text:p/>
          </draw:line>
        </draw:g>
        <draw:connector draw:style-name="gr7" draw:text-style-name="P3" draw:layer="layout" draw:line-skew="-0.15cm" svg:x1="9.411cm" svg:y1="6.8cm" svg:x2="10.35cm" svg:y2="7.7cm" draw:start-shape="id10" draw:start-glue-point="2" draw:end-shape="id11" draw:end-glue-point="2" svg:d="M9411 6800v1300h939v-400" svg:viewBox="0 0 940 1301">
          <text:p/>
        </draw:connector>
        <draw:connector draw:style-name="gr7" draw:text-style-name="P3" draw:layer="layout" svg:x1="10.379cm" svg:y1="5.5cm" svg:x2="10.35cm" svg:y2="6.166cm" draw:start-shape="id12" draw:start-glue-point="2" draw:end-shape="id11" draw:end-glue-point="0" svg:d="M10379 5500v333h-29v333" svg:viewBox="0 0 30 667">
          <text:p/>
        </draw:connector>
        <draw:connector draw:style-name="gr7" draw:text-style-name="P3" draw:layer="layout" draw:line-skew="0.684cm" svg:x1="10.4cm" svg:y1="2.834cm" svg:x2="9.411cm" svg:y2="4.3cm" draw:start-shape="id13" draw:start-glue-point="2" draw:end-shape="id10" draw:end-glue-point="0" svg:d="M10400 2834v1433h-989v33" svg:viewBox="0 0 990 1467">
          <text:p/>
        </draw:connector>
        <draw:connector draw:style-name="gr7" draw:text-style-name="P3" draw:layer="layout" draw:line-skew="0.518cm" svg:x1="10.379cm" svg:y1="4.4cm" svg:x2="9.411cm" svg:y2="4.3cm" draw:start-shape="id12" draw:start-glue-point="0" draw:end-shape="id10" draw:end-glue-point="0" svg:d="M10379 4400v-100h-968" svg:viewBox="0 0 969 101">
          <text:p/>
        </draw:connector>
        <draw:custom-shape draw:style-name="gr8" draw:text-style-name="P3" xml:id="id14" draw:id="id14" draw:layer="layout" svg:width="0.2cm" svg:height="0.2cm" svg:x="7.1cm" svg:y="0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3" draw:layer="layout" draw:line-skew="0.384cm" svg:x1="2.35cm" svg:y1="0.366cm" svg:x2="7.1cm" svg:y2="0.2cm" draw:start-shape="id4" draw:start-glue-point="0" draw:end-shape="id14" draw:end-glue-point="6" svg:d="M2350 366v-166h2525 2225" svg:viewBox="0 0 4751 167">
          <text:p/>
        </draw:connector>
        <draw:connector draw:style-name="gr7" draw:text-style-name="P3" draw:layer="layout" svg:x1="7.271cm" svg:y1="0.271cm" svg:x2="7.35cm" svg:y2="5.1cm" draw:start-shape="id14" draw:start-glue-point="9" draw:end-shape="id15" draw:end-glue-point="4" svg:d="M7271 271v2429h79v2400" svg:viewBox="0 0 80 4830">
          <text:p/>
        </draw:connector>
        <draw:connector draw:style-name="gr7" draw:text-style-name="P3" draw:layer="layout" svg:x1="7.271cm" svg:y1="0.271cm" svg:x2="10.4cm" svg:y2="1.3cm" draw:start-shape="id14" draw:start-glue-point="9" draw:end-shape="id13" draw:end-glue-point="0" svg:d="M7271 271h3129v1029" svg:viewBox="0 0 3130 1030">
          <text:p/>
        </draw:connector>
        <draw:custom-shape draw:style-name="gr8" draw:text-style-name="P3" xml:id="id16" draw:id="id16" draw:layer="layout" svg:width="0.2cm" svg:height="0.2cm" svg:x="2.2cm" svg:y="7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3" draw:layer="layout" svg:x1="0.8cm" svg:y1="5.843cm" svg:x2="2.2cm" svg:y2="8cm" draw:start-shape="id1" draw:start-glue-point="8" draw:end-shape="id16" draw:end-glue-point="6" svg:d="M800 5843v2157h1400" svg:viewBox="0 0 1401 2158">
          <text:p/>
        </draw:connector>
        <draw:connector draw:style-name="gr7" draw:text-style-name="P3" draw:layer="layout" draw:line-skew="-1.102cm -0.75cm" svg:x1="2.35cm" svg:y1="7.5cm" svg:x2="2.371cm" svg:y2="7.929cm" draw:start-shape="id6" draw:start-glue-point="2" draw:end-shape="id16" draw:end-glue-point="11" svg:d="M2350 7500h50v429h-29" svg:viewBox="0 0 51 430">
          <text:p/>
        </draw:connector>
        <draw:connector draw:style-name="gr7" draw:text-style-name="P3" draw:layer="layout" svg:x1="2.4cm" svg:y1="8cm" svg:x2="4.5cm" svg:y2="6.579cm" draw:start-shape="id16" draw:start-glue-point="10" draw:end-shape="id7" draw:end-glue-point="2" svg:d="M2400 8000h2100v-1421" svg:viewBox="0 0 2101 1422">
          <text:p/>
        </draw:connector>
        <draw:connector draw:style-name="gr7" draw:text-style-name="P3" draw:layer="layout" svg:x1="2.4cm" svg:y1="8cm" svg:x2="5.5cm" svg:y2="6.6cm" draw:start-shape="id16" draw:start-glue-point="10" draw:end-shape="id9" draw:end-glue-point="2" svg:d="M2400 8000h3100v-1400" svg:viewBox="0 0 3101 1401">
          <text:p/>
        </draw:connector>
        <draw:connector draw:style-name="gr7" draw:text-style-name="P3" draw:layer="layout" svg:x1="2.4cm" svg:y1="8cm" svg:x2="7.35cm" svg:y2="6.443cm" draw:start-shape="id16" draw:start-glue-point="10" draw:end-shape="id15" draw:end-glue-point="8" svg:d="M2400 8000h4950v-1557" svg:viewBox="0 0 4951 1558">
          <text:p/>
        </draw:connector>
        <draw:connector draw:style-name="gr7" draw:text-style-name="P3" draw:layer="layout" draw:line-skew="-0.15cm" svg:x1="7.35cm" svg:y1="6.443cm" svg:x2="10.35cm" svg:y2="7.7cm" draw:start-shape="id15" draw:start-glue-point="8" draw:end-shape="id11" draw:end-glue-point="2" svg:d="M7350 6443v1657h3000v-400" svg:viewBox="0 0 3001 16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1T17:42:34.198623560</dc:date>
    <meta:editing-duration>PT58M48S</meta:editing-duration>
    <meta:editing-cycles>19</meta:editing-cycles>
    <meta:generator>LibreOffice/6.4.6.2$Linux_X86_64 LibreOffice_project/40$Build-2</meta:generator>
    <meta:document-statistic meta:object-count="111"/>
  </office:meta>
</office:document-meta>
</file>